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665" officeooo:paragraph-rsid="00087665"/>
    </style:style>
    <style:style style:name="P2" style:family="paragraph" style:parent-style-name="Standard">
      <style:text-properties officeooo:rsid="0009f710" officeooo:paragraph-rsid="0009f710"/>
    </style:style>
    <style:style style:name="T1" style:family="text">
      <style:text-properties officeooo:rsid="0009f7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Mi Grafo (G) consta de 9 vértices (V) y 12 arcos (A).<text:line-break/>Estos representan la interacción entre el total de alumnos en un curso, siendo Curso=G, el total de alumnos vendría representado por el total vértices V=9, siendo cada alumno un V sub i , donde el valor de i entre 0 a 9 representaría a un alumno distinto dentro del curso. De igual manera las interacciones entre los alumnos se representarán por los arcos A del grafo, siendo estos, en total 12 que estarán representadas en una matriz de adyacencia de 9x9 <text:span text:style-name="T1">con posiciones de 0 hasta 8</text:span>, donde cada posición de la matriz corresponde a la interacción entre los alumnos, esta la trabajaremos con valores binarios, siendo 1= si interactúa directamente y 0 no lo hace. Esto quiere decir que no todos los alumnos interactúan entre ellos, y para algunas situaciones deberán utilizar un intermediaste para dar o recibir información.</text:p>
      <text:p text:style-name="P1"/>
      <text:p text:style-name="P1">Entonces. </text:p>
      <text:p text:style-name="P1"><text:line-break/>Alumno A = V0<text:line-break/>Alumno B = V1<text:line-break/>Alumno C = V2<text:line-break/>Alumno D = V3<text:line-break/>Alumno E = V4<text:line-break/>Alumno F = V5<text:line-break/>Alumno G = V6<text:line-break/>Alumno H = V7<text:line-break/>Alumno I = V8</text:p>
      <text:p text:style-name="P1"/>
      <text:p text:style-name="P2">Matriz.<text:line-break/><text:line-break/><text:tab/><text:tab/><text:tab/> V0 <text:s/>V1 <text:s/>V2 <text:s/>V3 <text:s/>V4 <text:s/>V5 <text:s/>V6 <text:s/>V7 <text:s/>V8</text:p>
      <text:p text:style-name="P2"><text:tab/><text:tab/><text:tab/>(A) <text:s/>(B) <text:s/>(C) <text:s/>(D) <text:s/>(E) <text:s/>(F) <text:s/>(G) <text:s/>(H) <text:s/>(I)</text:p>
      <text:p text:style-name="P2"/>
      <text:p text:style-name="P2">V0 (A)<text:tab/> <text:tab/> <text:s/>0 <text:s text:c="4"/>1 <text:s text:c="4"/>1 <text:s text:c="5"/>1 <text:s text:c="4"/>1 <text:s text:c="4"/>0 <text:s text:c="4"/>0 <text:s text:c="5"/>0 <text:s text:c="4"/>0</text:p>
      <text:p text:style-name="P2">V1 (B)<text:tab/><text:tab/> <text:s/>1 <text:s text:c="4"/>0 <text:s text:c="4"/>0 <text:s text:c="5"/>0 <text:s text:c="4"/>0 <text:s text:c="4"/>0 <text:s text:c="4"/>0 <text:s text:c="5"/>0 <text:s text:c="4"/>0 <text:s text:c="4"/></text:p>
      <text:p text:style-name="P2">V2 (C)<text:tab/> <text:s text:c="8"/>1 <text:s text:c="4"/>0 <text:s text:c="4"/>0 <text:s text:c="5"/>0 <text:s text:c="4"/>0 <text:s text:c="4"/>0 <text:s text:c="4"/>0 <text:s text:c="5"/>0 <text:s text:c="4"/>0</text:p>
      <text:p text:style-name="P2">V3 (D)<text:tab/><text:tab/> <text:s/>0 <text:s text:c="4"/>0 <text:s text:c="4"/>0 <text:s text:c="5"/>0 <text:s text:c="4"/>0 <text:s text:c="4"/>0 <text:s text:c="4"/>0 <text:s text:c="5"/>0 <text:s text:c="4"/>0</text:p>
      <text:p text:style-name="P2">V4 (E)<text:tab/><text:tab/> <text:s/>0 <text:s text:c="4"/>0 <text:s text:c="4"/>0 <text:s text:c="5"/>0 <text:s text:c="4"/>0 <text:s text:c="4"/>0 <text:s text:c="4"/>0 <text:s text:c="5"/>0 <text:s text:c="4"/>0</text:p>
      <text:p text:style-name="P2">V5 (F)<text:tab/><text:tab/> <text:s/>0 <text:s text:c="4"/>0 <text:s text:c="4"/>0 <text:s text:c="5"/>0 <text:s text:c="4"/>0 <text:s text:c="4"/>0 <text:s text:c="4"/>0 <text:s text:c="5"/>0 <text:s text:c="4"/>0</text:p>
      <text:p text:style-name="P2">V6 (G)<text:tab/> <text:s/><text:tab/> <text:s/>0 <text:s text:c="4"/>0 <text:s text:c="4"/>0 <text:s text:c="5"/>0 <text:s text:c="4"/>0 <text:s text:c="4"/>0 <text:s text:c="4"/>0 <text:s text:c="5"/>0 <text:s text:c="4"/>0</text:p>
      <text:p text:style-name="P2">V7 (H)<text:tab/><text:tab/> <text:s/>0 <text:s text:c="4"/>0 <text:s text:c="4"/>0 <text:s text:c="5"/>0 <text:s text:c="4"/>0 <text:s text:c="4"/>0 <text:s text:c="4"/>0 <text:s text:c="5"/>0 <text:s text:c="4"/>0</text:p>
      <text:p text:style-name="P2">V8 (I )<text:tab/><text:tab/> <text:s/>0 <text:s text:c="4"/>0 <text:s text:c="4"/>0 <text:s text:c="5"/>0 <text:s text:c="4"/>0 <text:s text:c="4"/>0 <text:s text:c="4"/>0 <text:s text:c="5"/>0 <text:s text:c="4"/>0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2:03:21.642562313</meta:creation-date>
    <dc:date>2015-09-12T12:39:19.640349373</dc:date>
    <meta:editing-duration>PT5M35S</meta:editing-duration>
    <meta:editing-cycles>1</meta:editing-cycles>
    <meta:document-statistic meta:table-count="0" meta:image-count="0" meta:object-count="0" meta:page-count="1" meta:paragraph-count="14" meta:word-count="308" meta:character-count="1669" meta:non-whitespace-character-count="1002"/>
    <meta:generator>LibreOffice/4.2.8.2$Linux_X86_64 LibreOffice_project/420m0$Build-2</meta:generator>
  </office:meta>
</office:document-meta>
</file>